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f22c"/>
    </style:style>
    <style:style style:name="P2" style:family="paragraph" style:parent-style-name="Text_20_body">
      <style:text-properties fo:font-weight="bold" officeooo:paragraph-rsid="000ef22c" style:font-weight-asian="bold" style:font-weight-complex="bold"/>
    </style:style>
    <style:style style:name="T1" style:family="text">
      <style:text-properties officeooo:rsid="000ef2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curity Protocols for WLAN</text:span></text:p>
      <text:p text:style-name="P1"><text:span text:style-name="T1">All</text:span> approaches are based on symmetric key cryptography. Wireless local area network, Wireless LAN, or Wi-Fi provides more flexibility in setting up a network system. In a cyber physical system, which may include a very large number of sensors and actuators Wi-Fi or some other wireless technology is the most practical means of communication, because of its cost efficiency and easier integration with other network components. However, it can be the most</text:p>
      <text:p text:style-name="Text_20_body">vulnerable component of a system, if it's not securely implemented. As information is transmitted through</text:p>
      <text:p text:style-name="Text_20_body">the air, an attacker has potentially better chances to intercept the</text:p>
      <text:p text:style-name="Text_20_body">transmission and capture sensitive data. Wired Equivalence Privacy or</text:p>
      <text:p text:style-name="Text_20_body">WEP is a cryptographic security protocol, which was included in the I triple</text:p>
      <text:p text:style-name="Text_20_body">E 802.11 wireless standard in 1999. WEP provides wireless security by</text:p>
      <text:p text:style-name="Text_20_body">simulating physical access controls. However, WEP is a weak method,</text:p>
      <text:p text:style-name="Text_20_body">and its password can be broken in a few minutes</text:p>
      <text:p text:style-name="Text_20_body">using available hacking tools. WEP uses Rivest Cipher 4 or RC4 stream cipher for encryption. WEP was implemented in three</text:p>
      <text:p text:style-name="Text_20_body">version with different key sizes. In each version, a 24 bit random or</text:p>
      <text:p text:style-name="Text_20_body">pseudorandom initialization vector IV is contaminated with the key</text:p>
      <text:p text:style-name="Text_20_body">to generate the RC4 keystream. RC4 is a simple and</text:p>
      <text:p text:style-name="Text_20_body">fast bit-oriented stream cipher, which has demonstrated many</text:p>
      <text:p text:style-name="Text_20_body">significant vulnerabilities. For this reason, WEP standard is not used</text:p>
      <text:p text:style-name="Text_20_body">anymore for secure wireless communication. In order to address the problems</text:p>
      <text:p text:style-name="Text_20_body">caused by the weaknesses of WEP, that is to improve the security of Wi-Fi, an I triple E draft standard was</text:p>
      <text:p text:style-name="Text_20_body">developed and named 802.11i. In it's 2003 version,</text:p>
      <text:p text:style-name="Text_20_body">the Wi-Fi Protected Access protocol or WPA was introduced as a more</text:p>
      <text:p text:style-name="Text_20_body">secure replacement for web. Like WEP, also WPA uses the RC4</text:p>
      <text:p text:style-name="Text_20_body">stream cipher for encryption. However in WPA</text:p>
      <text:p text:style-name="Text_20_body">a Temporal Key Integrity Protocol or TKIP uses the hash function to</text:p>
      <text:p text:style-name="Text_20_body">mix the initialization vector, IV with a preshared key rather than</text:p>
      <text:p text:style-name="Text_20_body">simply concatenating them like WEP. This reduces the effectiveness</text:p>
      <text:p text:style-name="Text_20_body"><text:soft-page-break/>of the related key attacks. For further assurance, the size of</text:p>
      <text:p text:style-name="Text_20_body">an initialization vector is doubled from 24 bits to 48 bits. Meaning, in practice, that the reuse time</text:p>
      <text:p text:style-name="Text_20_body">of an initialization vector increased from a few hours of WEP</text:p>
      <text:p text:style-name="Text_20_body">to a few hundred years. Moreover, by implementing</text:p>
      <text:p text:style-name="Text_20_body">a packet sequence number, WPA provides protection</text:p>
      <text:p text:style-name="Text_20_body">against reply attacks. It also provides a stronger message</text:p>
      <text:p text:style-name="Text_20_body">integrity check called Michael compared to WEP, which uses basic CRC or</text:p>
      <text:p text:style-name="Text_20_body">cyclic redundancy check. WPA uses the same hardware as WEP for</text:p>
      <text:p text:style-name="Text_20_body">encryption in the access points. Despite its features also WPA suffers</text:p>
      <text:p text:style-name="Text_20_body">from many security vulnerabilities and is currently considered</text:p>
      <text:p text:style-name="Text_20_body">an unsecure protocol for Wi-Fi. This the block diagram</text:p>
      <text:p text:style-name="Text_20_body">of the WPA protocol. As we discussed earlier, WPA offers</text:p>
      <text:p text:style-name="Text_20_body">better security compared to WEP, by using a hash function for</text:p>
      <text:p text:style-name="Text_20_body">mixing pre-shared keys and initialization vectors, devising</text:p>
      <text:p text:style-name="Text_20_body">a sequence counter to avoid reply attacks, and using a better data</text:p>
      <text:p text:style-name="Text_20_body">integrity check algorithm. Because of the vulnerabilities</text:p>
      <text:p text:style-name="Text_20_body">of the WPA protocol, a new security protocol called</text:p>
      <text:p text:style-name="Text_20_body">WPA2 was introduced in the 2004 version of the I triple E</text:p>
      <text:p text:style-name="Text_20_body">draft standard 802.11i. It provides strong security for Wi-Fi. WPA2 is based is based on</text:p>
      <text:p text:style-name="Text_20_body">a new encryption method called Counter Mode Cipher Block Chaining Message</text:p>
      <text:p text:style-name="Text_20_body">Authentication Code Protocol or CCMP, which uses</text:p>
      <text:p text:style-name="Text_20_body">the Advanced Encryption Standard, AES. AES is a proven strong block cipher, which was published in 2001 by National</text:p>
      <text:p text:style-name="Text_20_body">Institute of Standards and Technology. It is still widely used. Hardware implementation of WPA2 requires additional components in wireless devices, because unlike WPA,</text:p>
      <text:p text:style-name="Text_20_body">it cannot utilize WEP hardware. Both WPA and WPA2 offer two authentication</text:p>
      <text:p text:style-name="Text_20_body">modes, personal and enterprise. In the personal authentication mode,</text:p>
      <text:p text:style-name="Text_20_body">a pre-shared key is used as a password. Hence, they are vulnerable</text:p>
      <text:p text:style-name="Text_20_body">to weak passwords. In the enterprise mode,</text:p>
      <text:p text:style-name="Text_20_body"><text:soft-page-break/>a more advanced authentication called extensible authentication protocol or</text:p>
      <text:p text:style-name="Text_20_body">EAP is used. You can easily find further</text:p>
      <text:p text:style-name="Text_20_body">information on WPA2, its related protocols and</text:p>
      <text:p text:style-name="Text_20_body">authentication modes in the Internet. In this lesson, we learned about different</text:p>
      <text:p text:style-name="Text_20_body">wireless LAN security mechanisms, and more specifically we learned about WEP,</text:p>
      <text:p text:style-name="Text_20_body">WPA and WPA2 protocols. In the next video lecture, we will have</text:p>
      <text:p text:style-name="Text_20_body">a closer look at public key cryptography. [SOU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4T16:41:37.497467798</dc:date>
    <meta:document-statistic meta:table-count="0" meta:image-count="0" meta:object-count="0" meta:page-count="3" meta:paragraph-count="58" meta:word-count="692" meta:character-count="4298" meta:non-whitespace-character-count="3664"/>
    <meta:generator>LibreOffice/4.2.8.2$Linux_X86_64 LibreOffice_project/420m0$Build-2</meta:generator>
  </office:meta>
</office:document-meta>
</file>